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2" style:family="paragraph" style:parent-style-name="Standard">
      <style:text-properties style:font-name="Arial1" fo:font-size="12pt" fo:font-weight="bold" style:font-size-asian="12pt" style:font-weight-asian="bold" style:font-name-complex="Arial2" style:font-size-complex="12pt"/>
    </style:style>
    <style:style style:name="P3" style:family="paragraph" style:parent-style-name="List_20_Paragraph">
      <style:paragraph-properties fo:margin-left="0.3752in" fo:margin-right="0in" fo:text-indent="0in" style:auto-text-indent="false"/>
      <style:text-properties fo:font-weight="bold" style:font-weight-asian="bold"/>
    </style:style>
    <style:style style:name="P4" style:family="paragraph" style:parent-style-name="Standard" style:master-page-name="Standard">
      <style:paragraph-properties fo:text-align="center" style:justify-single-word="false" style:page-number="auto"/>
      <style:text-properties fo:font-weight="bold" style:font-weight-asian="bold"/>
    </style:style>
    <style:style style:name="P5" style:family="paragraph" style:parent-style-name="Standard" style:list-style-name="L3">
      <style:text-properties style:font-name="Arial1" fo:font-size="12pt" style:font-size-asian="12pt" style:font-name-complex="Arial2"/>
    </style:style>
    <style:style style:name="P6" style:family="paragraph" style:parent-style-name="Standard">
      <style:text-properties style:font-name="Arial1" fo:font-size="12pt" style:font-size-asian="12pt" style:font-name-complex="Arial2" style:font-size-complex="12pt"/>
    </style:style>
    <style:style style:name="P7" style:family="paragraph" style:parent-style-name="Standard" style:list-style-name="L4">
      <style:text-properties style:font-name="Arial1" fo:font-size="12pt" style:font-size-asian="12pt" style:font-name-complex="Arial2" style:font-size-complex="12pt"/>
    </style:style>
    <style:style style:name="P8" style:family="paragraph" style:parent-style-name="Standard" style:list-style-name="L10">
      <style:text-properties style:font-name="Arial1" fo:font-size="12pt" style:font-size-asian="12pt" style:font-name-complex="Arial2" style:font-size-complex="12pt"/>
    </style:style>
    <style:style style:name="P9" style:family="paragraph" style:parent-style-name="Standard" style:list-style-name="L3">
      <style:text-properties style:font-name="Arial1" fo:font-size="12pt" fo:font-weight="bold" style:font-size-asian="12pt" style:font-weight-asian="bold" style:font-name-complex="Arial2" style:font-weight-complex="bold"/>
    </style:style>
    <style:style style:name="P10" style:family="paragraph" style:parent-style-name="Standard">
      <style:text-properties style:font-name="Arial1" fo:font-size="12pt" fo:font-weight="bold" style:font-size-asian="12pt" style:font-weight-asian="bold" style:font-name-complex="Arial2" style:font-size-complex="12pt"/>
    </style:style>
    <style:style style:name="P11" style:family="paragraph" style:parent-style-name="Standard">
      <style:text-properties style:font-name="Arial1" fo:font-size="12pt" fo:font-weight="bold" style:font-size-asian="12pt" style:font-weight-asian="bold" style:font-name-complex="Arial2" style:font-size-complex="12pt" style:font-weight-complex="bold"/>
    </style:style>
    <style:style style:name="P12" style:family="paragraph" style:parent-style-name="Standard" style:list-style-name="L4">
      <style:text-properties style:font-name="Arial1" fo:font-size="12pt" fo:font-weight="bold" style:font-size-asian="12pt" style:font-weight-asian="bold" style:font-name-complex="Arial2" style:font-size-complex="12pt" style:font-weight-complex="bold"/>
    </style:style>
    <style:style style:name="P13" style:family="paragraph" style:parent-style-name="Standard" style:list-style-name="L6">
      <style:text-properties style:font-name="Arial1" fo:font-size="12pt" fo:font-weight="bold" style:font-size-asian="12pt" style:font-weight-asian="bold" style:font-name-complex="Arial2" style:font-size-complex="12pt" style:font-weight-complex="bold"/>
    </style:style>
    <style:style style:name="P14" style:family="paragraph" style:parent-style-name="Standard" style:list-style-name="L10">
      <style:text-properties style:font-name="Arial1" fo:font-size="12pt" fo:font-weight="bold" style:font-size-asian="12pt" style:font-weight-asian="bold" style:font-name-complex="Arial2" style:font-size-complex="12pt" style:font-weight-complex="bold"/>
    </style:style>
    <style:style style:name="P15" style:family="paragraph" style:parent-style-name="Standard" style:list-style-name="L3">
      <style:text-properties style:font-name="Arial1" fo:font-size="12pt" fo:font-weight="normal" style:font-size-asian="12pt" style:font-weight-asian="normal" style:font-name-complex="Arial2" style:font-weight-complex="normal"/>
    </style:style>
    <style:style style:name="P16" style:family="paragraph" style:parent-style-name="Standard">
      <style:text-properties style:font-name="Arial1" fo:font-size="12pt" fo:font-weight="normal" style:font-size-asian="12pt" style:font-weight-asian="normal" style:font-name-complex="Arial2" style:font-size-complex="12pt" style:font-weight-complex="normal"/>
    </style:style>
    <style:style style:name="P17" style:family="paragraph" style:parent-style-name="Standard" style:list-style-name="L4">
      <style:text-properties style:font-name="Arial1" fo:font-size="12pt" fo:font-weight="normal" style:font-size-asian="12pt" style:font-weight-asian="normal" style:font-name-complex="Arial2" style:font-size-complex="12pt" style:font-weight-complex="normal"/>
    </style:style>
    <style:style style:name="P18" style:family="paragraph" style:parent-style-name="Standard" style:list-style-name="L10">
      <style:text-properties style:font-name="Arial1" fo:font-size="12pt" fo:font-weight="normal" style:font-size-asian="12pt" style:font-weight-asian="normal" style:font-name-complex="Arial2" style:font-size-complex="12pt"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list-style-name="L4">
      <style:text-properties fo:font-weight="bold"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text-properties fo:font-style="italic" fo:font-weight="bold" style:font-style-asian="italic" style:font-weight-asian="bold" style:font-style-complex="italic" style:font-weight-complex="bold"/>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list-style-name="L9">
      <style:text-properties fo:font-style="normal" fo:font-weight="normal" style:font-style-asian="normal" style:font-weight-asian="normal" style:font-style-complex="normal" style:font-weight-complex="normal"/>
    </style:style>
    <style:style style:name="P27" style:family="paragraph" style:parent-style-name="Standard">
      <style:text-properties fo:font-style="normal" fo:font-weight="bold" style:font-style-asian="normal" style:font-weight-asian="bold" style:font-style-complex="normal" style:font-weight-complex="bold"/>
    </style:style>
    <style:style style:name="P28" style:family="paragraph" style:parent-style-name="Heading_20_1">
      <style:paragraph-properties fo:text-align="center" style:justify-single-word="false"/>
      <style:text-properties fo:font-weight="bold" style:font-weight-asian="bold"/>
    </style:style>
    <style:style style:name="P29" style:family="paragraph" style:parent-style-name="Heading_20_1">
      <style:text-properties style:font-name="Arial1" fo:font-size="12pt" style:font-size-asian="12pt" style:font-name-complex="Arial2" style:font-size-complex="12pt"/>
    </style:style>
    <style:style style:name="P30" style:family="paragraph" style:parent-style-name="List_20_Paragraph" style:list-style-name="WWNum3"/>
    <style:style style:name="P31" style:family="paragraph" style:parent-style-name="List_20_Paragraph" style:list-style-name="WWNum3">
      <style:text-properties style:font-name="Arial1" fo:font-size="12pt" fo:font-style="italic" style:font-size-asian="12pt" style:font-style-asian="italic" style:font-name-complex="Arial2" style:font-style-complex="italic"/>
    </style:style>
    <style:style style:name="P32" style:family="paragraph" style:parent-style-name="List_20_Paragraph" style:list-style-name="WWNum3">
      <style:text-properties style:font-name="Arial1" fo:font-size="12pt" style:font-size-asian="12pt" style:font-name-complex="Arial2"/>
    </style:style>
    <style:style style:name="P33" style:family="paragraph" style:parent-style-name="List_20_Paragraph" style:list-style-name="WWNum10">
      <style:text-properties style:font-name="Arial1" fo:font-size="12pt" style:font-size-asian="12pt" style:font-name-complex="Arial2" style:font-size-complex="12pt"/>
    </style:style>
    <style:style style:name="P34" style:family="paragraph" style:parent-style-name="List_20_Paragraph" style:list-style-name="WWNum3">
      <style:text-properties style:font-name="Arial1" fo:font-size="12pt" fo:font-weight="normal" style:font-size-asian="12pt" style:font-weight-asian="normal" style:font-name-complex="Arial2" style:font-weight-complex="normal"/>
    </style:style>
    <style:style style:name="P35" style:family="paragraph" style:parent-style-name="List_20_Paragraph">
      <style:text-properties style:font-name="Arial1" fo:font-size="12pt" fo:font-weight="normal" style:font-size-asian="12pt" style:font-weight-asian="normal" style:font-name-complex="Arial2" style:font-size-complex="12pt" style:font-weight-complex="normal"/>
    </style:style>
    <style:style style:name="P36" style:family="paragraph" style:parent-style-name="List_20_Paragraph" style:list-style-name="WWNum3">
      <style:text-properties style:font-name="Arial1" fo:font-size="12pt" fo:font-weight="bold" style:font-size-asian="12pt" style:font-weight-asian="bold" style:font-name-complex="Arial2" style:font-weight-complex="bold"/>
    </style:style>
    <style:style style:name="P37" style:family="paragraph" style:parent-style-name="List_20_Paragraph">
      <style:text-properties style:font-name="Arial1" fo:font-size="12pt" fo:font-weight="bold" style:font-size-asian="12pt" style:font-weight-asian="bold" style:font-name-complex="Arial2" style:font-size-complex="12pt" style:font-weight-complex="bold"/>
    </style:style>
    <style:style style:name="P38" style:family="paragraph" style:parent-style-name="List_20_Paragraph" style:list-style-name="WWNum3">
      <style:text-properties fo:font-weight="normal" style:font-weight-asian="normal" style:font-weight-complex="normal"/>
    </style:style>
    <style:style style:name="P39" style:family="paragraph" style:parent-style-name="List_20_Paragraph" style:list-style-name="WWNum3">
      <style:text-properties fo:font-weight="bold" style:font-weight-asian="bold" style:font-weight-complex="bold"/>
    </style:style>
    <style:style style:name="P40" style:family="paragraph" style:parent-style-name="List_20_Paragraph" style:list-style-name="L2">
      <style:text-properties fo:font-weight="bold" style:font-weight-asian="bold" style:font-weight-complex="bold"/>
    </style:style>
    <style:style style:name="P41" style:family="paragraph" style:parent-style-name="List_20_Paragraph" style:list-style-name="WWNum3">
      <style:text-properties fo:color="#000000" style:font-name="Arial1" fo:font-size="12pt" style:text-underline-style="none" fo:font-weight="bold" style:font-size-asian="12pt" style:font-weight-asian="bold" style:font-name-complex="Arial2"/>
    </style:style>
    <style:style style:name="P42" style:family="paragraph" style:parent-style-name="List_20_Paragraph">
      <style:text-properties fo:color="#000000" style:font-name="Arial1" fo:font-size="12pt" style:text-underline-style="none" fo:font-weight="bold" style:font-size-asian="12pt" style:font-weight-asian="bold" style:font-name-complex="Arial2" style:font-weight-complex="bold"/>
    </style:style>
    <style:style style:name="P43" style:family="paragraph" style:parent-style-name="List_20_Paragraph" style:list-style-name="WWNum3">
      <style:text-properties fo:color="#000000" style:font-name="Arial1" fo:font-size="12pt" style:text-underline-style="none" fo:font-weight="bold" style:font-size-asian="12pt" style:font-weight-asian="bold" style:font-name-complex="Arial2" style:font-weight-complex="bold"/>
    </style:style>
    <style:style style:name="P44" style:family="paragraph" style:parent-style-name="List_20_Paragraph" style:list-style-name="L1">
      <style:text-properties fo:color="#000000" style:font-name="Arial1" fo:font-size="12pt" style:text-underline-style="none" fo:font-weight="bold" style:font-size-asian="12pt" style:font-weight-asian="bold" style:font-name-complex="Arial2" style:font-weight-complex="bold"/>
    </style:style>
    <style:style style:name="P45" style:family="paragraph" style:parent-style-name="List_20_Paragraph" style:list-style-name="L2">
      <style:text-properties fo:color="#000000" style:font-name="Arial1" fo:font-size="12pt" style:text-underline-style="none" fo:font-weight="bold" style:font-size-asian="12pt" style:font-weight-asian="bold" style:font-name-complex="Arial2" style:font-weight-complex="bold"/>
    </style:style>
    <style:style style:name="P46" style:family="paragraph" style:parent-style-name="List_20_Paragraph" style:list-style-name="WWNum3">
      <style:text-properties fo:color="#000000" style:font-name="Arial1" fo:font-size="12pt" style:text-underline-style="none" fo:font-weight="normal" style:font-size-asian="12pt" style:font-weight-asian="normal" style:font-name-complex="Arial2" style:font-weight-complex="normal"/>
    </style:style>
    <style:style style:name="P47" style:family="paragraph" style:parent-style-name="List_20_Paragraph" style:list-style-name="L1">
      <style:text-properties fo:color="#000000" style:font-name="Arial1" fo:font-size="12pt" style:text-underline-style="none" fo:font-weight="normal" style:font-size-asian="12pt" style:font-weight-asian="normal" style:font-name-complex="Arial2" style:font-weight-complex="normal"/>
    </style:style>
    <style:style style:name="P48" style:family="paragraph" style:parent-style-name="List_20_Paragraph" style:list-style-name="L2">
      <style:text-properties fo:color="#000000" style:font-name="Arial1" fo:font-size="12pt" style:text-underline-style="none" fo:font-weight="normal" style:font-size-asian="12pt" style:font-weight-asian="normal" style:font-name-complex="Arial2" style:font-weight-complex="normal"/>
    </style:style>
    <style:style style:name="P49" style:family="paragraph" style:parent-style-name="List_20_Paragraph">
      <style:text-properties fo:color="#000000" style:font-name="Arial1" fo:font-size="12pt" fo:font-weight="bold" style:font-size-asian="12pt" style:font-weight-asian="bold" style:font-name-complex="Arial2" style:font-weight-complex="bold"/>
    </style:style>
    <style:style style:name="P50" style:family="paragraph" style:parent-style-name="List_20_Paragraph" style:list-style-name="WWNum3">
      <style:text-properties fo:color="#000000" style:font-name="Arial1" fo:font-size="12pt" fo:font-weight="bold" style:font-size-asian="12pt" style:font-weight-asian="bold" style:font-name-complex="Arial2" style:font-weight-complex="bold"/>
    </style:style>
    <style:style style:name="P51" style:family="paragraph" style:parent-style-name="List_20_Paragraph" style:list-style-name="L1">
      <style:paragraph-properties fo:margin-left="0in" fo:margin-right="0in" fo:text-indent="0in" style:auto-text-indent="false"/>
      <style:text-properties fo:color="#000000" style:font-name="Arial1" fo:font-size="12pt" style:text-underline-style="none" fo:font-weight="normal" style:font-size-asian="12pt" style:font-weight-asian="normal" style:font-name-complex="Arial2" style:font-weight-complex="normal"/>
    </style:style>
    <style:style style:name="P52" style:family="paragraph" style:parent-style-name="Text_20_body">
      <style:text-properties style:font-name="Arial1" fo:font-size="12pt" fo:font-style="italic" fo:font-weight="bold" style:font-size-asian="12pt" style:font-style-asian="italic" style:font-weight-asian="bold" style:font-name-complex="Arial2"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style:font-name="Arial1" fo:font-size="12pt" style:font-size-asian="12pt" style:font-name-complex="Arial2"/>
    </style:style>
    <style:style style:name="T3" style:family="text">
      <style:text-properties style:font-name="Arial1" fo:font-size="12pt" style:font-size-asian="12pt" style:font-name-complex="Arial2" style:font-size-complex="12pt"/>
    </style:style>
    <style:style style:name="T4" style:family="text">
      <style:text-properties style:font-name="Arial1" fo:font-size="12pt" fo:font-weight="bold" style:font-size-asian="12pt" style:font-weight-asian="bold" style:font-name-complex="Arial2" style:font-size-complex="12pt" style:font-weight-complex="bold"/>
    </style:style>
    <style:style style:name="T5" style:family="text">
      <style:text-properties style:font-name="Arial1" fo:font-size="12pt" fo:font-weight="bold" style:font-size-asian="12pt" style:font-weight-asian="bold" style:font-name-complex="Arial2" style:font-weight-complex="bold"/>
    </style:style>
    <style:style style:name="T6" style:family="text">
      <style:text-properties style:font-name="Arial1" fo:font-size="12pt" fo:font-weight="normal" style:font-size-asian="12pt" style:font-weight-asian="normal" style:font-name-complex="Arial2" style:font-size-complex="12pt" style:font-weight-complex="normal"/>
    </style:style>
    <style:style style:name="T7" style:family="text">
      <style:text-properties style:font-name="Arial1" fo:font-size="12pt" fo:font-style="italic" fo:font-weight="bold" style:font-size-asian="12pt" style:font-style-asian="italic" style:font-weight-asian="bold" style:font-name-complex="Arial2" style:font-size-complex="12pt" style:font-style-complex="italic" style:font-weight-complex="bold"/>
    </style:style>
    <style:style style:name="T8" style:family="text">
      <style:text-properties style:font-name="Arial1" fo:font-size="12pt" fo:font-style="italic" style:font-size-asian="12pt" style:font-style-asian="italic" style:font-name-complex="Arial2" style:font-size-complex="12pt" style:font-style-complex="italic"/>
    </style:style>
    <style:style style:name="T9" style:family="text">
      <style:text-properties style:font-name="Arial1" fo:font-size="12pt" fo:font-style="normal" fo:font-weight="normal" style:font-size-asian="12pt" style:font-style-asian="normal" style:font-weight-asian="normal" style:font-name-complex="Arial2" style:font-size-complex="12pt" style:font-style-complex="normal" style:font-weight-complex="normal"/>
    </style:style>
    <style:style style:name="T10" style:family="text">
      <style:text-properties fo:color="#000000" style:font-name="Arial1" fo:font-size="12pt" style:font-size-asian="12pt" style:font-name-complex="Arial2"/>
    </style:style>
    <style:style style:name="T11" style:family="text">
      <style:text-properties fo:color="#000000" style:font-name="Arial1" fo:font-size="12pt" style:text-underline-style="none" style:font-size-asian="12pt" style:font-name-complex="Arial2"/>
    </style:style>
    <style:style style:name="T12" style:family="text">
      <style:text-properties fo:color="#000000" style:font-name="Arial1" fo:font-size="12pt" style:text-underline-style="none" fo:font-weight="normal" style:font-size-asian="12pt" style:font-weight-asian="normal" style:font-name-complex="Arial2" style:font-weight-complex="normal"/>
    </style:style>
    <style:style style:name="T13" style:family="text">
      <style:text-properties fo:color="#000000" style:font-name="Arial1" fo:font-size="12pt" fo:font-weight="bold" style:font-size-asian="12pt" style:font-weight-asian="bold" style:font-name-complex="Arial2" style:font-weight-complex="bold"/>
    </style:style>
    <style:style style:name="T14" style:family="text">
      <style:text-properties fo:color="#000000" style:font-name="Arial1" fo:font-size="12pt" fo:font-style="italic" style:text-underline-style="solid" style:text-underline-width="auto" style:text-underline-color="font-color" fo:font-weight="bold" style:font-size-asian="12pt" style:font-style-asian="italic" style:font-weight-asian="bold" style:font-name-complex="Arial2" style:font-style-complex="italic" style:font-weight-complex="bold"/>
    </style:style>
    <style:style style:name="T15" style:family="text">
      <style:text-properties fo:color="#000000" style:font-name="Arial1" fo:font-size="12pt" fo:font-weight="normal" style:font-size-asian="12pt" style:font-weight-asian="normal" style:font-name-complex="Arial2" style:font-weight-complex="normal"/>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835in" fo:text-indent="-0.25in" fo:margin-left="3.583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ACHE PART 1</text:p>
      <text:list xml:id="list3687091304092001962" text:style-name="Outline">
        <text:list-item>
          <text:h text:style-name="P28" text:outline-level="1">CREATING VIRTUAL HOSTS</text:h>
        </text:list-item>
      </text:list>
      <text:list xml:id="list5036179435075045593" text:style-name="WWNum3">
        <text:list-item>
          <text:p text:style-name="P30"><text:span text:style-name="T2">sudo mkdir /var/www/group6.com </text:span><text:span text:style-name="T5">*repeat step for the other website</text:span></text:p>
          <text:p text:style-name="P31">(e.g sudo mkdir /var/www/2153882.com)</text:p>
        </text:list-item>
        <text:list-item>
          <text:p text:style-name="P30"><text:span text:style-name="T2">sudo mkdir /var/www/group6.com/group6 <text:s/></text:span><text:span text:style-name="T5">*do it again for the other website</text:span></text:p>
        </text:list-item>
        <text:list-item>
          <text:p text:style-name="P32">sudo chown -R webtech:webtech /var/www/group6.com/group6</text:p>
        </text:list-item>
        <text:list-item>
          <text:p text:style-name="P32">sudo chmod -R 755 /var/www</text:p>
        </text:list-item>
        <text:list-item>
          <text:p text:style-name="P34">sudo cp /etc/apache/sites-available/000-default.conf /etc/apache2/sites-available/group6.com.conf</text:p>
        </text:list-item>
        <text:list-item>
          <text:p text:style-name="P36">Edit the configuration file of the virtual host.</text:p>
          <text:p text:style-name="P34">Sudo nano /etc/apache2/sites-available/group6.com.conf</text:p>
          <text:p text:style-name="P38"><text:span text:style-name="T2">CHANGE: serverAdmin </text:span><text:a xlink:type="simple" xlink:href="mailto:admin@group6.com" text:style-name="Internet_20_link" text:visited-style-name="Visited_20_Internet_20_Link"><text:span text:style-name="T2">admin@group6.com</text:span></text:a></text:p>
          <text:p text:style-name="P34">ADD: ServerName group6.com</text:p>
          <text:p text:style-name="P38"><text:span text:style-name="T2">ADD: ServerAlias </text:span><text:a xlink:type="simple" xlink:href="http://www.group6.com/" text:style-name="Internet_20_link" text:visited-style-name="Visited_20_Internet_20_Link"><text:span text:style-name="T2">www.group6.com</text:span></text:a></text:p>
          <text:p text:style-name="P34">MODIFY: DocumentRoot /var/www/group6.com/group6</text:p>
        </text:list-item>
        <text:list-item>
          <text:p text:style-name="P41">Mount and Copy files to Virtualbox</text:p>
          <text:p text:style-name="P46">- sudo mkdir /media/usb</text:p>
          <text:p text:style-name="P46">- sudo fdisk -l (check the type of USB)</text:p>
          <text:p text:style-name="P43">MOUNT USB</text:p>
          <text:p text:style-name="P46">- sudo mount /dev/sdb1 /media/usb</text:p>
        </text:list-item>
      </text:list>
      <text:p text:style-name="P42">COPY FILES</text:p>
      <text:list xml:id="list6653908408315605928" text:style-name="L1">
        <text:list-header>
          <text:p text:style-name="P51"><text:s text:c="12"/>- sudo cp -a /media/usb/g6/* /var/www/group6.com/group6</text:p>
          <text:p text:style-name="P44">UNMOUNT</text:p>
          <text:p text:style-name="P47"><text:s/>- sudo unmount /dev/sdb1</text:p>
        </text:list-header>
      </text:list>
      <text:list xml:id="list34759261" text:continue-list="list5036179435075045593" text:style-name="WWNum3">
        <text:list-item>
          <text:p text:style-name="P39"><text:span text:style-name="T10">Edit host file in Windows </text:span><text:span text:style-name="T15">(Windows/System32/drivers/etc/host)</text:span></text:p>
          <text:p text:style-name="P30"><text:span text:style-name="T10">ADD: IP address of server + group6 </text:span><text:span text:style-name="T13">*type </text:span><text:span text:style-name="T14">ifconfig</text:span><text:span text:style-name="T13"> to get the IP address</text:span></text:p>
        </text:list-item>
      </text:list>
      <text:p text:style-name="P49"/>
      <text:p text:style-name="P49"/>
      <text:list xml:id="list34779875" text:continue-numbering="true" text:style-name="WWNum3">
        <text:list-item>
          <text:p text:style-name="P50"><text:soft-page-break/>ENABLE your VHOST site</text:p>
        </text:list-item>
      </text:list>
      <text:list xml:id="list4945973177435279472" text:style-name="L2">
        <text:list-header>
          <text:p text:style-name="P48">- sudo a2ensite group6.com.conf</text:p>
          <text:p text:style-name="P48">- sudo service apache2 reload</text:p>
          <text:p text:style-name="P45">To disable the default website (PAG REQUIRED LANG)</text:p>
          <text:p text:style-name="P40"><text:span text:style-name="T11"><text:s/></text:span><text:span text:style-name="T12">- sudo a2dissite 000-default.conf</text:span></text:p>
        </text:list-header>
      </text:list>
      <text:p text:style-name="P1"/>
      <text:list xml:id="list34778702" text:continue-list="list3687091304092001962" text:style-name="Outline">
        <text:list-item>
          <text:h text:style-name="Heading_20_1" text:outline-level="1">CONTENT COMPRESSION</text:h>
        </text:list-item>
      </text:list>
      <text:list xml:id="list2151050515545160317" text:style-name="WWNum10">
        <text:list-item>
          <text:p text:style-name="P33">sudo a2enmod deflate</text:p>
        </text:list-item>
        <text:list-item>
          <text:p text:style-name="P33">sudo service apache2 reload</text:p>
        </text:list-item>
      </text:list>
      <text:p text:style-name="P37">For all VHOST:</text:p>
      <text:p text:style-name="P35">&lt;directory <text:s/>/var/www/group6.com&gt;</text:p>
      <text:p text:style-name="P35">&lt;IfModule mod_deflate.c&gt;</text:p>
      <text:p text:style-name="P35"><text:s text:c="8"/>AddOutputFilterByType DEFLATE text/html</text:p>
      <text:p text:style-name="P35"><text:s text:c="8"/>AddOutputFilterByType DEFLATE text/css</text:p>
      <text:p text:style-name="P35">&lt;/IfModule&gt;</text:p>
      <text:p text:style-name="P35">&lt;/Directory&gt;</text:p>
      <text:p text:style-name="P35">- sudo nano /etc/apache2/mods-enabled/deflate.conf</text:p>
      <text:list xml:id="list34769351" text:continue-list="list34778702" text:style-name="Outline">
        <text:list-item>
          <text:h text:style-name="Heading_20_1" text:outline-level="1">CONTENT CACHING</text:h>
        </text:list-item>
      </text:list>
      <text:list xml:id="list8357443129144585164" text:style-name="L3">
        <text:list-item>
          <text:list>
            <text:list-item>
              <text:list>
                <text:list-item>
                  <text:p text:style-name="P5">sudo a2enmod expires</text:p>
                </text:list-item>
                <text:list-item>
                  <text:p text:style-name="P5">sudo service apache2 reload</text:p>
                </text:list-item>
                <text:list-item>
                  <text:p text:style-name="P5">sudo nano /etc/apache2/sites-available/group6.org.conf</text:p>
                </text:list-item>
                <text:list-item>
                  <text:p text:style-name="P9">PUT THIS IN THE .conf file of your website</text:p>
                  <text:p text:style-name="P15">&lt;IfModule mod_expires.c&gt;</text:p>
                  <text:p text:style-name="P15"><text:s text:c="7"/>ExpireActive on</text:p>
                  <text:p text:style-name="P15"><text:s text:c="6"/>&lt;FilesMatach \.(gif | jpeg?g | png)$&gt;</text:p>
                  <text:p text:style-name="P15"><text:s text:c="7"/>ExpiresDefault “access plus 24 hours”</text:p>
                  <text:p text:style-name="P15"><text:s text:c="7"/>&lt;/FilesMatch&gt;</text:p>
                  <text:p text:style-name="P15">&lt;/IfModule&gt;</text:p>
                </text:list-item>
              </text:list>
            </text:list-item>
          </text:list>
        </text:list-item>
      </text:list>
      <text:list xml:id="list34770981" text:continue-list="list34769351" text:style-name="Outline">
        <text:list-item>
          <text:h text:style-name="P29" text:outline-level="1"><text:soft-page-break/>CONTENT NEGOTIATION</text:h>
        </text:list-item>
      </text:list>
      <text:p text:style-name="P52">*Create Virtual Host for the negotiation.</text:p>
      <text:p text:style-name="P52"/>
      <text:list xml:id="list2882481152501743997" text:style-name="L4">
        <text:list-item>
          <text:list>
            <text:list-item>
              <text:list>
                <text:list-item>
                  <text:p text:style-name="P7">Sudo mkdir /var/www/negotiate.com</text:p>
                </text:list-item>
                <text:list-item>
                  <text:p text:style-name="P7">sudo mkdir /var/www/ negotiate.com/ negotiation</text:p>
                </text:list-item>
                <text:list-item>
                  <text:p text:style-name="P7">sudo chown -R webtech:webtech /var/www/ negotiate.com / negotiation</text:p>
                </text:list-item>
                <text:list-item>
                  <text:p text:style-name="P7">sudo chmod -R 277 /var/www</text:p>
                </text:list-item>
              </text:list>
            </text:list-item>
          </text:list>
        </text:list-item>
      </text:list>
      <text:p text:style-name="P6">sudo cp /etc/apache2/sites-available/000-default.conf /etc/apache2/sites-available/ negotiate.com.conf</text:p>
      <text:list xml:id="list34761955" text:continue-numbering="true" text:style-name="L4">
        <text:list-item>
          <text:list>
            <text:list-item>
              <text:list>
                <text:list-item>
                  <text:p text:style-name="P12">Edit the configuration file of the Virtual Host.</text:p>
                  <text:p text:style-name="P20"><text:span text:style-name="T3">- </text:span><text:span text:style-name="T6">sudo nano /etc/apache2/sites-available/negotiate.com.conf</text:span></text:p>
                  <text:p text:style-name="P20"><text:span text:style-name="T3">CHANGE: </text:span><text:span text:style-name="T6">ServerAdmin </text:span><text:a xlink:type="simple" xlink:href="mailto:admin@negotiate.com" text:style-name="Internet_20_link" text:visited-style-name="Visited_20_Internet_20_Link"><text:span text:style-name="T6">admin@negotiate.com</text:span></text:a></text:p>
                  <text:p text:style-name="P20"><text:span text:style-name="T3">ADD: </text:span><text:span text:style-name="T6">ServerName negotiate.com</text:span></text:p>
                  <text:p text:style-name="P20"><text:span text:style-name="T3">ADD: </text:span><text:span text:style-name="T6">ServerAlias </text:span><text:a xlink:type="simple" xlink:href="http://www.negotiate.com/" text:style-name="Internet_20_link" text:visited-style-name="Visited_20_Internet_20_Link"><text:span text:style-name="T6">www.negotiate.com</text:span></text:a></text:p>
                  <text:p text:style-name="P20"><text:span text:style-name="T3">MODIFY: </text:span><text:span text:style-name="T6">DocumentRoot /var/www/ negotiate.com/ negotiation</text:span></text:p>
                </text:list-item>
                <text:list-item>
                  <text:p text:style-name="P12">Create 2 var files inside the NEGOTIATE folder</text:p>
                  <text:p text:style-name="P12">A. <text:span text:style-name="T16">Create two dummy files – content.html anf content.txt</text:span></text:p>
                  <text:p text:style-name="P17">(put anything inside BUT follow proper html doctype)</text:p>
                  <text:p text:style-name="P17">sudo vi content.html</text:p>
                  <text:p text:style-name="P17">Edit</text:p>
                  <text:p text:style-name="P17">sudo vi content.txt</text:p>
                  <text:p text:style-name="P17">Edit</text:p>
                  <text:p text:style-name="P17">sudo vi content.var</text:p>
                  <text:p text:style-name="P17">*Place this inside content.var</text:p>
                  <text:p text:style-name="P17">URI: content</text:p>
                </text:list-item>
              </text:list>
            </text:list-item>
          </text:list>
        </text:list-item>
      </text:list>
      <text:p text:style-name="P11"><text:s text:c="12"/><text:span text:style-name="T16"><text:s text:c="7"/>Content: type text/html</text:span></text:p>
      <text:p text:style-name="P16"><text:s text:c="19"/>URI: content.html</text:p>
      <text:p text:style-name="P16"><text:s text:c="19"/>Content: type text/plain</text:p>
      <text:p text:style-name="P16"><text:s text:c="20"/>URI: content.txt</text:p>
      <text:p text:style-name="P16"><text:soft-page-break/><text:s text:c="22"/><text:span text:style-name="T1"><text:s/>B. </text:span>Create two dummy files – language.html.en and language.html.fil</text:p>
      <text:p text:style-name="P16"><text:s text:c="22"/>(again put anything you want inside BUT follow proper html doctype)</text:p>
      <text:p text:style-name="P16"><text:s text:c="22"/>sudo vi language.html.en</text:p>
      <text:p text:style-name="P16"><text:s text:c="22"/>Edit the content (must be English)</text:p>
      <text:p text:style-name="P16"><text:s text:c="22"/>sudo vi language.html.fil</text:p>
      <text:p text:style-name="P16"><text:s text:c="22"/>Edit the content (must be Tagalog)</text:p>
      <text:p text:style-name="P16"><text:s text:c="22"/>sudo vi language.var</text:p>
      <text:p text:style-name="P16"><text:s text:c="23"/>*place this inside language.var</text:p>
      <text:p text:style-name="P16"><text:s text:c="21"/>URI: language</text:p>
      <text:p text:style-name="P16"><text:s text:c="21"/>Content: type text/html</text:p>
      <text:p text:style-name="P16"><text:s text:c="21"/>URI: language.html.en</text:p>
      <text:p text:style-name="P16"><text:s text:c="21"/>Content: type text/html</text:p>
      <text:p text:style-name="P16"><text:s text:c="21"/>URI: language.html.fil</text:p>
      <text:p text:style-name="P16"><text:s text:c="10"/></text:p>
      <text:p text:style-name="P11"><text:s text:c="13"/><text:span text:style-name="T16"><text:s/>g) <text:s/></text:span>Edit the Negotiate.com configuration</text:p>
      <text:p text:style-name="P11"><text:span text:style-name="T16"><text:s text:c="22"/>&lt;directory /var/www/negotiate.com/negotiation&gt;</text:span></text:p>
      <text:p text:style-name="P11"><text:span text:style-name="T16"><text:s text:c="31"/>AddHandler type-map .var</text:span></text:p>
      <text:p text:style-name="P11"><text:span text:style-name="T16"><text:s text:c="31"/>AddLanguage en .en</text:span></text:p>
      <text:p text:style-name="P11"><text:span text:style-name="T16"><text:s text:c="31"/>AddLanguage fil <text:s/>.fil</text:span></text:p>
      <text:p text:style-name="P11"><text:span text:style-name="T16"><text:s text:c="31"/>LanguagePriority en fil </text:span>*Indicate that the default is English</text:p>
      <text:p text:style-name="P11"><text:span text:style-name="T16"><text:s text:c="30"/>Options +MultiViews -Indexes</text:span></text:p>
      <text:p text:style-name="P11"><text:span text:style-name="T16"><text:s text:c="21"/>&lt;/directory.</text:span></text:p>
      <text:p text:style-name="P11"><text:span text:style-name="T16"><text:s text:c="16"/>h) </text:span>Enable mods</text:p>
      <text:p text:style-name="P11"><text:span text:style-name="T16"><text:s text:c="22"/>sudo a2enmode negotiation</text:span></text:p>
      <text:p text:style-name="P11"><text:span text:style-name="T16"><text:s text:c="17"/>I) </text:span>Edit host file in Windows <text:span text:style-name="T16">(Windows/System32/drivers/etc/host)</text:span></text:p>
      <text:p text:style-name="P11"><text:span text:style-name="T16"><text:s text:c="19"/>ADD: IP Address of Server + negotiate.com </text:span><text:span text:style-name="T17">*type </text:span><text:span text:style-name="T18">ifconfig</text:span><text:span text:style-name="T17"> to get the IP address <text:s text:c="2"/></text:span><text:span text:style-name="T16"><text:s/></text:span></text:p>
      <text:list xml:id="list3439358911596029739" text:style-name="L6">
        <text:list-item>
          <text:list>
            <text:list-item>
              <text:list>
                <text:list-item>
                  <text:list>
                    <text:list-header>
                      <text:p text:style-name="P13"><text:span text:style-name="T16"/></text:p>
                    </text:list-header>
                  </text:list>
                </text:list-item>
              </text:list>
            </text:list-item>
          </text:list>
        </text:list-item>
      </text:list>
      <text:p text:style-name="P11"/>
      <text:p text:style-name="P11"><text:soft-page-break/></text:p>
      <text:list xml:id="list34773147" text:continue-list="list34761955" text:style-name="L4">
        <text:list-item>
          <text:list>
            <text:list-item>
              <text:list>
                <text:list-header>
                  <text:p text:style-name="P7"/>
                  <text:p text:style-name="P7">j) <text:span text:style-name="T1">ENABLE yourVHOST site</text:span></text:p>
                  <text:p text:style-name="P7"><text:s text:c="4"/>sudo a2ensite group6.com.conf</text:p>
                </text:list-header>
              </text:list>
            </text:list-item>
          </text:list>
        </text:list-item>
      </text:list>
      <text:p text:style-name="P6"><text:s text:c="25"/>sudo service apache2 reload</text:p>
      <text:p text:style-name="P6"><text:s text:c="22"/><text:span text:style-name="T1">*To disable the default website (PAG REQUIRED LANG)</text:span></text:p>
      <text:p text:style-name="P6"><text:s text:c="26"/>sudo a2dissite 000-default.conf</text:p>
      <text:p text:style-name="P6"><text:s text:c="21"/><text:line-break/><text:span text:style-name="T1">AUTHENTICATION AND AUTHORIZATION</text:span></text:p>
      <text:list xml:id="list5721226825508672824" text:style-name="L7">
        <text:list-item>
          <text:p text:style-name="P22"><text:span text:style-name="T3"><text:s/>sudo a2enmod authz_host</text:span></text:p>
        </text:list-item>
        <text:list-item>
          <text:p text:style-name="P22"><text:span text:style-name="T3">sudo a2enmod authz_user</text:span></text:p>
        </text:list-item>
        <text:list-item>
          <text:p text:style-name="P22"><text:span text:style-name="T3">sudo a2enmod authz_core</text:span></text:p>
        </text:list-item>
        <text:list-item>
          <text:p text:style-name="P22"><text:span text:style-name="T3">sudo a2enmod authz_basic</text:span></text:p>
        </text:list-item>
        <text:list-item>
          <text:p text:style-name="P22"><text:span text:style-name="T3">sudo a2enmod authz_file</text:span></text:p>
        </text:list-item>
        <text:list-item>
          <text:p text:style-name="P22"><text:span text:style-name="T3">sudo service apache2 reload</text:span></text:p>
        </text:list-item>
      </text:list>
      <text:p text:style-name="Standard"><text:span text:style-name="T3"/></text:p>
      <text:p text:style-name="Standard"><text:span text:style-name="T3"><text:s text:c="2"/></text:span><text:span text:style-name="T4">The first time we use this utility, we need to add the -c option to create the specified file.We <text:s text:c="4"/>specify a username (group6 in this example) at the end of the command to create a new entry within the file:</text:span></text:p>
      <text:p text:style-name="Standard"><text:span text:style-name="T4"><text:s text:c="3"/></text:span><text:span text:style-name="T6">sudo htpasswd -c /etc/apache2/ .htpasswd group6</text:span></text:p>
      <text:p text:style-name="Standard"><text:span text:style-name="T6"><text:s text:c="2"/>*You will be asked to supply and confirm a password for the user.</text:span></text:p>
      <text:p text:style-name="Standard"><text:span text:style-name="T6"><text:s text:c="3"/>*Leave out the -c argument for any additional users you wish to add:</text:span></text:p>
      <text:p text:style-name="Standard"><text:span text:style-name="T6"><text:s text:c="4"/>sudo htpasswd /etc/apache2/ .htpasswd group1</text:span></text:p>
      <text:p text:style-name="Standard"><text:span text:style-name="T6"><text:s text:c="4"/>sudo vi /var/www/group6.com.conf</text:span></text:p>
      <text:p text:style-name="Standard"><text:span text:style-name="T6"><text:s/>**below the serveradmin, servername, serveralias, documentroot ….</text:span></text:p>
      <text:p text:style-name="Standard"><text:span text:style-name="T6"/></text:p>
      <text:p text:style-name="Standard"><text:span text:style-name="T6"/></text:p>
      <text:p text:style-name="Standard"><text:span text:style-name="T6"/></text:p>
      <text:p text:style-name="Standard"><text:span text:style-name="T6"/></text:p>
      <text:p text:style-name="P19"><text:soft-page-break/><text:span text:style-name="T3"><text:s/>INPUT THIS:</text:span></text:p>
      <text:p text:style-name="P21"><text:span text:style-name="T3"><text:s/>&lt;Directory /var/www/access.org&gt;</text:span></text:p>
      <text:p text:style-name="P21"><text:span text:style-name="T3"><text:s text:c="7"/>&lt;LimitExcept GET HEAD&gt;</text:span></text:p>
      <text:p text:style-name="P21"><text:span text:style-name="T3"><text:s text:c="7"/>Require host.org</text:span></text:p>
      <text:p text:style-name="P21"><text:span text:style-name="T3"><text:s text:c="7"/>Require host.edu</text:span></text:p>
      <text:p text:style-name="P21"><text:span text:style-name="T3"><text:s text:c="7"/>&lt;/LimitExcept&gt;</text:span></text:p>
      <text:p text:style-name="P21"><text:span text:style-name="T3"><text:s text:c="7"/>&lt;Limit POST&gt;</text:span></text:p>
      <text:p text:style-name="P21"><text:span text:style-name="T3"><text:s text:c="7"/>AuthType Basic</text:span></text:p>
      <text:p text:style-name="P21"><text:span text:style-name="T3"><text:s text:c="7"/>AuthName “Restricted”</text:span></text:p>
      <text:p text:style-name="P21"><text:span text:style-name="T3"><text:s text:c="7"/>AuthUserFile /etc/apache2/ .htpasswd</text:span></text:p>
      <text:p text:style-name="P21"><text:span text:style-name="T3"><text:s text:c="7"/>Require valid-user</text:span></text:p>
      <text:p text:style-name="P21"><text:span text:style-name="T3"><text:s text:c="6"/>&lt;/Limit&gt;</text:span></text:p>
      <text:p text:style-name="Standard"><text:span text:style-name="T6">&lt;/Directory&gt;</text:span></text:p>
      <text:p text:style-name="Standard"><text:span text:style-name="T4"><text:s text:c="3"/>SERVER SIDE INCLUDES (SSI)</text:span></text:p>
      <text:p text:style-name="Standard"><text:span text:style-name="T4"><text:s text:c="2"/></text:span><text:span text:style-name="T6">sudo a2enmod include</text:span></text:p>
      <text:p text:style-name="Standard"><text:span text:style-name="T6"><text:s text:c="2"/>sudo service apache2 reload</text:span></text:p>
      <text:p text:style-name="Standard"><text:span text:style-name="T6"><text:s text:c="2"/></text:span><text:span text:style-name="T4">*create a dummy index.html and put it in /var/www/group6.com</text:span></text:p>
      <text:p text:style-name="Standard"><text:span text:style-name="T4"><text:s text:c="2"/></text:span><text:span text:style-name="T6">&lt;!DOCTYPE html&gt;</text:span></text:p>
      <text:p text:style-name="Standard"><text:span text:style-name="T6"><text:s text:c="3"/>&lt;html&gt;</text:span></text:p>
      <text:p text:style-name="Standard"><text:span text:style-name="T6"><text:s text:c="9"/>&lt;head&gt;</text:span></text:p>
      <text:p text:style-name="Standard"><text:span text:style-name="T6"><text:s text:c="16"/>&lt;title&gt; SSI Teat Page &lt;/title&gt;</text:span></text:p>
      <text:p text:style-name="Standard"><text:span text:style-name="T6"><text:s text:c="10"/>&lt;/head&gt;</text:span></text:p>
      <text:p text:style-name="Standard"><text:span text:style-name="T6"><text:s text:c="10"/>&lt;body&gt;</text:span></text:p>
      <text:p text:style-name="Standard"><text:span text:style-name="T6"><text:s text:c="16"/>&lt;!---#echo var=”DATE_LOCAL”--&gt;</text:span></text:p>
      <text:p text:style-name="Standard"><text:span text:style-name="T6"><text:s text:c="11"/>&lt;/body&gt;</text:span></text:p>
      <text:p text:style-name="Standard"><text:span text:style-name="T6"><text:s text:c="3"/>&lt;/html&gt;</text:span></text:p>
      <text:p text:style-name="Standard"><text:span text:style-name="T6"/></text:p>
      <text:p text:style-name="Standard"><text:span text:style-name="T6"/></text:p>
      <text:p text:style-name="Standard"><text:soft-page-break/><text:span text:style-name="T6"/></text:p>
      <text:list xml:id="list7833051594772934746" text:style-name="L8">
        <text:list-item>
          <text:p text:style-name="P23"><text:span text:style-name="T6">sudo nano /etc/apache2/sites-available/group6.com.conf</text:span></text:p>
          <text:p text:style-name="P23"><text:span text:style-name="T6">&lt;Directory /var/www/group6.com&gt;</text:span></text:p>
          <text:p text:style-name="P23"><text:span text:style-name="T6"><text:s text:c="6"/>Options +Includes</text:span></text:p>
          <text:p text:style-name="P23"><text:span text:style-name="T6"><text:s text:c="7"/>AddType text/html .html</text:span></text:p>
          <text:p text:style-name="P23"><text:span text:style-name="T6"><text:s text:c="7"/>AddOutputFilter INCLUDES .html</text:span></text:p>
          <text:p text:style-name="P23"><text:span text:style-name="T6"><text:s text:c="7"/>XbitHack on</text:span></text:p>
        </text:list-item>
      </text:list>
      <text:p text:style-name="Standard"><text:span text:style-name="T6"><text:s text:c="17"/>chmod +x index.html</text:span></text:p>
      <text:p text:style-name="Standard"><text:span text:style-name="T6"><text:s text:c="12"/>&lt;/Directory&gt;</text:span></text:p>
      <text:p text:style-name="Standard"><text:span text:style-name="T6"/></text:p>
      <text:p text:style-name="Standard"><text:span text:style-name="T6"><text:s text:c="3"/></text:span><text:span text:style-name="T4">SECURE SOCKETS LAYER (SSL)</text:span></text:p>
      <text:list xml:id="list1532181241666557940" text:style-name="L9">
        <text:list-item>
          <text:p text:style-name="P24"><text:span text:style-name="T3">We can create a self-signed key and certificate pair with OpenSSL in a single command:</text:span></text:p>
          <text:p text:style-name="P26"><text:span text:style-name="T3">sudo openssl req -x509 -nodes -days 365 -newkey rsa:2048 -keyout </text:span></text:p>
          <text:p text:style-name="P26"><text:span text:style-name="T3">/etc/apache2/ssl/server.key -out /etc/apache2/ssl/server.crt</text:span></text:p>
          <text:p text:style-name="P26"><text:span text:style-name="T3"><text:s/></text:span></text:p>
        </text:list-item>
        <text:list-item>
          <text:p text:style-name="P26"><text:span text:style-name="T3"><text:s/></text:span><text:span text:style-name="T7">Fill out the prompts appropriately.The most important line is the one that requests the common name (e.g server HELLO or your Name ).You need to enter the domain name associated with your server or your servers public IP address.</text:span></text:p>
        </text:list-item>
      </text:list>
      <text:p text:style-name="P25"><text:span text:style-name="T7"/></text:p>
      <text:p text:style-name="P25"><text:span text:style-name="T7"><text:s text:c="4"/></text:span><text:span text:style-name="T3"><text:s text:c="3"/></text:span></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pan text:style-name="T8"/></text:p>
      <text:p text:style-name="P25"><text:soft-page-break/><text:span text:style-name="T8"/></text:p>
      <text:p text:style-name="P25"><text:span text:style-name="T8"><text:s text:c="6"/>The entirety of the prompts will look like this:</text:span></text:p>
      <text:p text:style-name="P25"><text:span text:style-name="T8"><text:s/>-----------------------------------------------------------------</text:span></text:p>
      <text:p text:style-name="P27"><text:span text:style-name="T8"><text:s text:c="8"/>OUTPUT</text:span></text:p>
      <text:p text:style-name="P25"><text:span text:style-name="T3"><text:s/>CountryName (2 letter code) [AU]: US</text:span></text:p>
      <text:p text:style-name="P25"><text:span text:style-name="T3"><text:s/>State or Province Name (full name) [Some-Sate]: New Jersey</text:span></text:p>
      <text:p text:style-name="P25"><text:span text:style-name="T3"><text:s/>Locality Name (e.g city) [ ]: New York City</text:span></text:p>
      <text:p text:style-name="P25"><text:span text:style-name="T3"><text:s/>Organization Name (e.g ,company) [ Internet Widgits Pty Ltd ]: Bouncy Castles,Inc.</text:span></text:p>
      <text:p text:style-name="P25"><text:span text:style-name="T3"><text:s/>Organization Unit Name (eg,section) [ ]: ministry of Webtek</text:span></text:p>
      <text:p text:style-name="P25"><text:span text:style-name="T3"><text:s/>Common Name (eg,server HELLO or your Name) [ ]: server_IP_address</text:span></text:p>
      <text:p text:style-name="P25"><text:span text:style-name="T3"><text:s/>Email Address [ ]: </text:span><text:a xlink:type="simple" xlink:href="mailto:admin@your" text:style-name="Internet_20_link" text:visited-style-name="Visited_20_Internet_20_Link"><text:span text:style-name="T3">admin@your</text:span></text:a><text:span text:style-name="T3">_domain.com</text:span></text:p>
      <text:p text:style-name="Standard"><text:span text:style-name="T9"><text:s/>--------------------------------------------------------------------</text:span></text:p>
      <text:list xml:id="list6207956568883991750" text:style-name="L10">
        <text:list-item>
          <text:p text:style-name="P8">While we are doing OpenSSL, we should also create a strong DiffieHellman group , which is used in negotiating perfect forward secrecy with clients.</text:p>
          <text:p text:style-name="P8">- <text:s/>sudo openssl dhparam -out /etc/ssl/certs/dhparam.pem 2048</text:p>
          <text:p text:style-name="P14">*wait for few minutes</text:p>
        </text:list-item>
        <text:list-item>
          <text:p text:style-name="P18">Create an apache Configuration Snippet with strong Encryption Settings</text:p>
          <text:p text:style-name="P18">- <text:s/>sudo nano /etc/apache2/conf-availble/ssl-params.conf</text:p>
        </text:list-item>
      </text:list>
      <text:p text:style-name="P6"><text:s text:c="12"/><text:span text:style-name="T1">*put this in ssl-params.conf:</text:span></text:p>
      <text:p text:style-name="P6"><text:span text:style-name="T1"><text:s text:c="4"/></text:span><text:span text:style-name="T16">SSLCipherSuite EECDH+AESGCM:EDH+AESGCM:AES256+EECDH:AES256+EDH</text:span></text:p>
      <text:p text:style-name="P6"><text:span text:style-name="T16"><text:s text:c="4"/>SSLProtocol All -SSLv2 -SSLv3</text:span></text:p>
      <text:p text:style-name="P6"><text:span text:style-name="T16"><text:s text:c="4"/>SSLHonorCipherOrder On</text:span></text:p>
      <text:p text:style-name="P6"><text:span text:style-name="T16"><text:s text:c="4"/>Header always set Strict-Transport-Security “max-age=6307200; includeSubDomains”</text:span></text:p>
      <text:p text:style-name="P6"><text:span text:style-name="T16"><text:s text:c="4"/>Header always set X-Frame-Options DENY</text:span></text:p>
      <text:p text:style-name="P6"><text:span text:style-name="T16"><text:s text:c="3"/>Header always set X-Content-type-Options nosniff</text:span></text:p>
      <text:p text:style-name="P6"><text:span text:style-name="T16"><text:s text:c="3"/>SSLCompression off</text:span></text:p>
      <text:p text:style-name="P6"><text:span text:style-name="T16"><text:s text:c="3"/>SSLSessionTickets off</text:span></text:p>
      <text:p text:style-name="P6"><text:span text:style-name="T16"><text:s text:c="3"/>SSLUseStapling on</text:span></text:p>
      <text:p text:style-name="P6"><text:soft-page-break/><text:span text:style-name="T16"/></text:p>
      <text:p text:style-name="P6"><text:span text:style-name="T16"><text:s text:c="4"/>SSLSteplingCache “shmcb:logs/stapling-cache(15000)”</text:span></text:p>
      <text:p text:style-name="P6"><text:span text:style-name="T16"><text:s text:c="5"/>SSLOpenSSLConfCmd DHParameters “/etc/ssl/certs/dhparam.pem”</text:span></text:p>
      <text:p text:style-name="P6"><text:span text:style-name="T16"/></text:p>
      <text:p text:style-name="P6"><text:span text:style-name="T16"><text:s text:c="7"/></text:span><text:span text:style-name="T1">*Next ,put this in vhost configuration</text:span><text:span text:style-name="T16"> <text:s/></text:span></text:p>
      <text:p text:style-name="P6"><text:span text:style-name="T16"><text:s text:c="4"/>sudo nano /etc/apache2/sites-available/group6.com.conf</text:span></text:p>
      <text:p text:style-name="P6"><text:span text:style-name="T16"><text:s text:c="6"/>&lt;IfModule mod_ssl.c&gt;</text:span></text:p>
      <text:p text:style-name="P6"><text:span text:style-name="T16"><text:s text:c="12"/>&lt;VirtualHost_default_:443&gt;</text:span></text:p>
      <text:p text:style-name="P6"><text:span text:style-name="T16"><text:s text:c="22"/>SSLEngine on</text:span></text:p>
      <text:p text:style-name="P6"><text:span text:style-name="T16"><text:s text:c="23"/>SSLCertificateFile /etc/apache2/ssl/server.crt</text:span></text:p>
      <text:p text:style-name="P6"><text:span text:style-name="T16"><text:s text:c="23"/>SSLCertificateKeyFile /etc/apache2/ssl/server.key</text:span></text:p>
      <text:p text:style-name="P6"><text:span text:style-name="T16"><text:s text:c="23"/>&lt;FilesMatch “\.(cgi | shtml | phtml | php) $”&gt;</text:span></text:p>
      <text:p text:style-name="P6"><text:span text:style-name="T16"><text:s text:c="32"/>SSLOptions +StdEnvVars</text:span></text:p>
      <text:p text:style-name="P6"><text:span text:style-name="T16"><text:s text:c="22"/>&lt;/FilesMatch</text:span></text:p>
      <text:p text:style-name="P6"><text:span text:style-name="T16"><text:s text:c="22"/>&lt;Directory /usr/lib/cgi-bin&gt;</text:span></text:p>
      <text:p text:style-name="P2"/>
      <text:p text:style-name="P2"><text:tab/></text:p>
      <text:p text:style-name="P2"><text:tab/><text:tab/><text:tab/></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PH"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PH"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Arial1" fo:font-size="12pt" fo:font-weight="bold" style:font-size-asian="12pt" style:font-weight-asian="bold" style:font-name-complex="Arial2" style:font-size-complex="12pt"/>
    </style:style>
    <style:style style:name="Heading_20_2" style:display-name="Heading 2" style:family="paragraph" style:parent-style-name="Standard" style:next-style-name="Text_20_body" style:default-outline-level="2" style:list-style-name="Outline" style:class="text">
      <style:paragraph-properties fo:margin-left="1.5in" fo:margin-right="0in" fo:text-indent="0.5in" style:auto-text-indent="false" fo:keep-with-next="always"/>
      <style:text-properties fo:font-weight="bold" style:font-weight-asian="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Arial1" fo:font-size="12pt" fo:font-weight="bold" style:font-size-asian="12pt" style:font-weight-asian="bold" style:font-name-complex="Arial2" style:font-size-complex="12pt"/>
    </style:style>
    <style:style style:name="Heading_20_2_20_Char" style:display-name="Heading 2 Char" style:family="text" style:parent-style-name="Default_20_Paragraph_20_Font">
      <style:text-properties fo:font-weight="bold" style:font-weight-asian="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2pt" fo:font-weight="normal" style:font-size-asian="12pt" style:font-weight-asian="normal" style:font-name-complex="Arial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7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7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7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7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7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7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7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 style:num-format="1" text:start-value="8">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437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0.937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437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1.937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437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937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437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3.9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1" text:start-value="9">
        <style:list-level-properties text:list-level-position-and-space-mode="label-alignment">
          <style:list-level-label-alignment text:label-followed-by="listtab" fo:text-indent="-0.25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suffix="." style:num-format="1" text:start-value="11">
        <style:list-level-properties text:list-level-position-and-space-mode="label-alignment">
          <style:list-level-label-alignment text:label-followed-by="listtab" fo:text-indent="-0.25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 style:num-suffix="." style:num-format="1" text:start-value="11">
        <style:list-level-properties text:list-level-position-and-space-mode="label-alignment">
          <style:list-level-label-alignment text:label-followed-by="listtab" fo:text-indent="-0.25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suffix="." style:num-format="1">
        <style:list-level-properties text:list-level-position-and-space-mode="label-alignment">
          <style:list-level-label-alignment text:label-followed-by="listtab" fo:text-indent="-0.25in" fo:margin-left="0.8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2"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25in" fo:margin-left="0.37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75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7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75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75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75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75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75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326lab</meta:initial-creator>
    <meta:editing-cycles>4</meta:editing-cycles>
    <meta:creation-date>2017-06-27T12:38:00</meta:creation-date>
    <dc:date>2018-02-23T14:57:00.18</dc:date>
    <meta:editing-duration>PT1H40M17S</meta:editing-duration>
    <meta:generator>OpenOffice/4.1.1$Win32 OpenOffice.org_project/411m6$Build-9775</meta:generator>
    <meta:document-statistic meta:table-count="0" meta:image-count="0" meta:object-count="0" meta:page-count="9" meta:paragraph-count="206" meta:word-count="961" meta:character-count="86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